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ML</text:p>
          </table:table-cell>
          <table:table-cell office:value-type="string" calcext:value-type="string">
            <text:p>Collective Cultivation</text:p>
          </table:table-cell>
          <table:table-cell office:value-type="string" calcext:value-type="string">
            <text:p>Dispensary</text:p>
          </table:table-cell>
          <table:table-cell office:value-type="string" calcext:value-type="string">
            <text:p>Non-specific Pain</text:p>
          </table:table-cell>
          <table:table-cell office:value-type="string" calcext:value-type="string">
            <text:p>Registry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3/1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3/1999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04/2011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04/201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11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1/201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number-columns-repeated="4" office:value-type="string" calcext:value-type="string">
            <text:p>11/19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 office:value-type="string" calcext:value-type="string">
            <text:p>06/2001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06/20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5/2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07/2011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07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01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/2017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2/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table:number-columns-repeated="2" office:value-type="string" calcext:value-type="string">
            <text:p>12/2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01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12/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09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06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7</text:p>
          </table:table-cell>
          <table:table-cell table:number-columns-repeated="2" office:value-type="string" calcext:value-type="string">
            <text:p>06/2014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01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12/2008</text:p>
          </table:table-cell>
          <table:table-cell office:value-type="string" calcext:value-type="string">
            <text:p>12/2009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05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4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number-columns-repeated="2" office:value-type="string" calcext:value-type="string">
            <text:p>11/2004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10/2001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0/2001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07/2013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10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0/201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0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12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19</text:p>
          </table:table-cell>
          <table:table-cell table:number-columns-repeated="2" office:value-type="string" calcext:value-type="string">
            <text:p>12/201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08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9</text:p>
          </table:table-cell>
          <table:table-cell table:number-columns-repeated="2" office:value-type="string" calcext:value-type="string">
            <text:p>08/201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table:number-columns-repeated="2" office:value-type="string" calcext:value-type="string">
            <text:p>06/2018</text:p>
          </table:table-cell>
          <table:table-cell office:value-type="string" calcext:value-type="string">
            <text:p>09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8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12/1998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01/200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2/2018</text:p>
          </table:table-cell>
          <table:table-cell table:number-columns-repeated="2" office:value-type="string" calcext:value-type="string">
            <text:p>05/2016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table:number-columns-repeated="2" office:value-type="string" calcext:value-type="string">
            <text:p>01/2006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01/2006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07/2004</text:p>
          </table:table-cell>
          <table:table-cell office:value-type="string" calcext:value-type="string">
            <text:p>07/2018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07/200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04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4/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6:18:35.78761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6:43:12.786306482</meta:creation-date>
    <dc:date>2020-01-30T06:51:28.780013579</dc:date>
    <meta:editing-duration>P1DT4H59M41S</meta:editing-duration>
    <meta:editing-cycles>9</meta:editing-cycles>
    <meta:generator>LibreOffice/6.0.7.3$Linux_X86_64 LibreOffice_project/00m0$Build-3</meta:generator>
    <meta:document-statistic meta:table-count="1" meta:cell-count="210" meta:object-count="0"/>
  </office:meta>
</office:document-meta>
</file>